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SK MP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points</text:p>
          </table:table-cell>
          <table:table-cell office:value-type="string" calcext:value-type="string">
            <text:p>Dist of Neighborhood Size</text:p>
          </table:table-cell>
          <table:table-cell office:value-type="string" calcext:value-type="string">
            <text:p>Avg Number of Keypoint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constant (small)</text:p>
          </table:table-cell>
          <table:table-cell office:value-type="float" office:value="513.2" calcext:value-type="float">
            <text:p>513.2</text:p>
          </table:table-cell>
          <table:table-cell office:value-type="float" office:value="9.1" calcext:value-type="float">
            <text:p>9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ITOMASI</text:p>
          </table:table-cell>
          <table:table-cell office:value-type="string" calcext:value-type="string">
            <text:p>constant (small)</text:p>
          </table:table-cell>
          <table:table-cell office:value-type="float" office:value="1342.3" calcext:value-type="float">
            <text:p>1342.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constant (medium)</text:p>
          </table:table-cell>
          <table:table-cell office:value-type="float" office:value="4920.4" calcext:value-type="float">
            <text:p>4920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 lot of keypoints on c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varied (medium – large)</text:p>
          </table:table-cell>
          <table:table-cell office:value-type="float" office:value="2711.6" calcext:value-type="float">
            <text:p>2711.6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a lot of keypoints on car b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varied (medium – large)</text:p>
          </table:table-cell>
          <table:table-cell office:value-type="float" office:value="7682.5" calcext:value-type="float">
            <text:p>7682.5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varied (small – medium)</text:p>
          </table:table-cell>
          <table:table-cell office:value-type="float" office:value="1343" calcext:value-type="float">
            <text:p>1343</text:p>
          </table:table-cell>
          <table:table-cell office:value-type="float" office:value="44.3" calcext:value-type="float">
            <text:p>4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varied (small – large)</text:p>
          </table:table-cell>
          <table:table-cell office:value-type="float" office:value="1386.2" calcext:value-type="float">
            <text:p>1386.2</text:p>
          </table:table-cell>
          <table:table-cell office:value-type="float" office:value="130.4" calcext:value-type="float">
            <text:p>130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SK MP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point – Descriptor Combinations</text:p>
          </table:table-cell>
          <table:table-cell office:value-type="string" calcext:value-type="string">
            <text:p>Avg Number of Matches</text:p>
          </table:table-cell>
          <table:table-cell office:value-type="string" calcext:value-type="string">
            <text:p>Avg Keypoint Time</text:p>
          </table:table-cell>
          <table:table-cell office:value-type="string" calcext:value-type="string">
            <text:p>Avg Descriptor Time (ms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Keypoints In Focus</text:p>
          </table:table-cell>
          <table:table-cell office:value-type="string" calcext:value-type="string">
            <text:p>Match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BRIEF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string" calcext:value-type="string">
            <text:p>good matches</text:p>
          </table:table-cell>
          <table:table-cell office:value-type="float" office:value="56" calcext:value-type="float">
            <text:p>56</text:p>
          </table:table-cell>
          <table:table-cell table:formula="of:=100*[.B14]/[.F14]" office:value-type="float" office:value="80.7142857142857" calcext:value-type="float">
            <text:p>80.714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ORB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5]/[.F15]" office:value-type="float" office:value="79.8214285714286" calcext:value-type="float">
            <text:p>79.8214285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FREAK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6]/[.F16]" office:value-type="float" office:value="68.75" calcext:value-type="float">
            <text:p>68.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RRIS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100*[.B17]/[.F17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HARRIS – BRISK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8]/[.F18]" office:value-type="float" office:value="70.3571428571429" calcext:value-type="float">
            <text:p>70.3571428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SI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good matches</text:p>
          </table:table-cell>
          <table:table-cell office:value-type="float" office:value="56" calcext:value-type="float">
            <text:p>56</text:p>
          </table:table-cell>
          <table:table-cell table:formula="of:=100*[.B19]/[.F19]" office:value-type="float" office:value="82.1428571428571" calcext:value-type="float">
            <text:p>82.142857142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100*[.B20]/[.F2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HITOMASI – BRIEF</text:p>
          </table:table-cell>
          <table:table-cell table:style-name="ce4" office:value-type="float" office:value="93.3" calcext:value-type="float">
            <text:p>93.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good matches</text:p>
          </table:table-cell>
          <table:table-cell table:style-name="ce4" office:value-type="float" office:value="117.9" calcext:value-type="float">
            <text:p>117.9</text:p>
          </table:table-cell>
          <table:table-cell table:style-name="ce4" table:formula="of:=100*[.B21]/[.F21]" office:value-type="float" office:value="79.1348600508906" calcext:value-type="float">
            <text:p>79.1348600509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ITOMASI – ORB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one bad match</text:p>
          </table:table-cell>
          <table:table-cell office:value-type="float" office:value="117.9" calcext:value-type="float">
            <text:p>117.9</text:p>
          </table:table-cell>
          <table:table-cell table:formula="of:=100*[.B22]/[.F22]" office:value-type="float" office:value="76.6751484308736" calcext:value-type="float">
            <text:p>76.6751484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TOMASI – FREAK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23]/[.F23]" office:value-type="float" office:value="63.1891433418151" calcext:value-type="float">
            <text:p>63.1891433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ITOMASI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117.9" calcext:value-type="float">
            <text:p>117.9</text:p>
          </table:table-cell>
          <table:table-cell table:style-name="ce3" table:formula="of:=100*[.B24]/[.F24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HITOMASI – BRISK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23]/[.F25]" office:value-type="float" office:value="63.1891433418151" calcext:value-type="float">
            <text:p>63.1891433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TOMASI – SIFT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40]/[.F26]" office:value-type="float" office:value="140.203562340967" calcext:value-type="float">
            <text:p>140.2035623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ST – BRIEF</text:p>
          </table:table-cell>
          <table:table-cell table:style-name="ce4" office:value-type="float" office:value="283.3" calcext:value-type="float">
            <text:p>283.3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string" calcext:value-type="string">
            <text:p>At least one bad match</text:p>
          </table:table-cell>
          <table:table-cell table:style-name="ce4" office:value-type="float" office:value="409.4" calcext:value-type="float">
            <text:p>409.4</text:p>
          </table:table-cell>
          <table:table-cell table:style-name="ce4" table:formula="of:=100*[.B28]/[.F28]" office:value-type="float" office:value="69.1988275525159" calcext:value-type="float">
            <text:p>69.1988275525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FAST – ORB</text:p>
          </table:table-cell>
          <table:table-cell office:value-type="float" office:value="272.2" calcext:value-type="float">
            <text:p>272.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29]/[.F29]" office:value-type="float" office:value="66.4875427454812" calcext:value-type="float">
            <text:p>66.4875427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– FREAK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0]/[.F30]" office:value-type="float" office:value="54.3478260869565" calcext:value-type="float">
            <text:p>54.3478260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ST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409.4" calcext:value-type="float">
            <text:p>409.4</text:p>
          </table:table-cell>
          <table:table-cell table:style-name="ce3" table:formula="of:=100*[.B31]/[.F31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AST – BRISK</text:p>
          </table:table-cell>
          <table:table-cell office:value-type="float" office:value="212.2" calcext:value-type="float">
            <text:p>212.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2]/[.F32]" office:value-type="float" office:value="51.8319491939424" calcext:value-type="float">
            <text:p>51.8319491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– SIFT</text:p>
          </table:table-cell>
          <table:table-cell office:value-type="float" office:value="279.2" calcext:value-type="float">
            <text:p>279.2</text:p>
          </table:table-cell>
          <table:table-cell/>
          <table:table-cell office:value-type="float" office:value="38.2" calcext:value-type="float">
            <text:p>38.2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3]/[.F33]" office:value-type="float" office:value="68.1973619931607" calcext:value-type="float">
            <text:p>68.19736199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SK - <text:s/>BRIEF</text:p>
          </table:table-cell>
          <table:table-cell office:value-type="float" office:value="169.4" calcext:value-type="float">
            <text:p>169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5]/[.F35]" office:value-type="float" office:value="61.3323678493845" calcext:value-type="float">
            <text:p>61.3323678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– ORB</text:p>
          </table:table-cell>
          <table:table-cell office:value-type="float" office:value="153.2" calcext:value-type="float">
            <text:p>153.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ood matches</text:p>
          </table:table-cell>
          <table:table-cell office:value-type="float" office:value="276.2" calcext:value-type="float">
            <text:p>276.2</text:p>
          </table:table-cell>
          <table:table-cell table:formula="of:=100*[.B36]/[.F36]" office:value-type="float" office:value="55.4670528602462" calcext:value-type="float">
            <text:p>55.4670528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– FREAK</text:p>
          </table:table-cell>
          <table:table-cell office:value-type="float" office:value="149.8" calcext:value-type="float">
            <text:p>149.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7]/[.F37]" office:value-type="float" office:value="54.2360608254888" calcext:value-type="float">
            <text:p>54.23606082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ISK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276.2" calcext:value-type="float">
            <text:p>276.2</text:p>
          </table:table-cell>
          <table:table-cell table:style-name="ce3" table:formula="of:=100*[.B38]/[.F38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RISK - <text:s/>BRISK</text:p>
          </table:table-cell>
          <table:table-cell office:value-type="float" office:value="155.6" calcext:value-type="float">
            <text:p>155.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9]/[.F39]" office:value-type="float" office:value="56.3359884141926" calcext:value-type="float">
            <text:p>56.3359884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- SIFT</text:p>
          </table:table-cell>
          <table:table-cell office:value-type="float" office:value="165.3" calcext:value-type="float">
            <text:p>165.3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40]/[.F40]" office:value-type="float" office:value="59.8479362780594" calcext:value-type="float">
            <text:p>59.84793627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 – BRIEF</text:p>
          </table:table-cell>
          <table:table-cell office:value-type="float" office:value="367.5" calcext:value-type="float">
            <text:p>367.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2]/[.F42]" office:value-type="float" office:value="43.9645890656777" calcext:value-type="float">
            <text:p>43.964589065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RB – ORB</text:p>
          </table:table-cell>
          <table:table-cell table:style-name="ce4" office:value-type="float" office:value="522.7" calcext:value-type="float">
            <text:p>522.7</text:p>
          </table:table-cell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good matches</text:p>
          </table:table-cell>
          <table:table-cell table:style-name="ce4" office:value-type="float" office:value="835.9" calcext:value-type="float">
            <text:p>835.9</text:p>
          </table:table-cell>
          <table:table-cell table:style-name="ce4" table:formula="of:=100*[.B43]/[.F43]" office:value-type="float" office:value="62.5314032779041" calcext:value-type="float">
            <text:p>62.5314032779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ORB – FREAK</text:p>
          </table:table-cell>
          <table:table-cell office:value-type="float" office:value="333.7" calcext:value-type="float">
            <text:p>333.7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string" calcext:value-type="string">
            <text:p>good matches (kps only on car)</text:p>
          </table:table-cell>
          <table:table-cell office:value-type="float" office:value="835.9" calcext:value-type="float">
            <text:p>835.9</text:p>
          </table:table-cell>
          <table:table-cell table:formula="of:=100*[.B44]/[.F44]" office:value-type="float" office:value="39.9210431869841" calcext:value-type="float">
            <text:p>39.921043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B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835.9" calcext:value-type="float">
            <text:p>835.9</text:p>
          </table:table-cell>
          <table:table-cell table:style-name="ce3" table:formula="of:=100*[.B45]/[.F45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ORB – BRISK</text:p>
          </table:table-cell>
          <table:table-cell office:value-type="float" office:value="543.7" calcext:value-type="float">
            <text:p>543.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6]/[.F46]" office:value-type="float" office:value="65.0436655102285" calcext:value-type="float">
            <text:p>65.0436655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 – SIFT</text:p>
          </table:table-cell>
          <table:table-cell office:value-type="float" office:value="547.7" calcext:value-type="float">
            <text:p>547.7</text:p>
          </table:table-cell>
          <table:table-cell/>
          <table:table-cell office:value-type="float" office:value="256.1" calcext:value-type="float">
            <text:p>256.1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7]/[.F47]" office:value-type="float" office:value="65.5221916497189" calcext:value-type="float">
            <text:p>65.52219164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AZE – BRIEF</text:p>
          </table:table-cell>
          <table:table-cell office:value-type="float" office:value="127.8" calcext:value-type="float">
            <text:p>127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49]/[.F49]" office:value-type="float" office:value="76.5269461077844" calcext:value-type="float">
            <text:p>76.5269461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ORB</text:p>
          </table:table-cell>
          <table:table-cell office:value-type="float" office:value="119.1" calcext:value-type="float">
            <text:p>119.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50]/[.F50]" office:value-type="float" office:value="71.3173652694611" calcext:value-type="float">
            <text:p>71.3173652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FREAK</text:p>
          </table:table-cell>
          <table:table-cell office:value-type="float" office:value="119.3" calcext:value-type="float">
            <text:p>119.3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At least one bad match</text:p>
          </table:table-cell>
          <table:table-cell office:value-type="float" office:value="167" calcext:value-type="float">
            <text:p>167</text:p>
          </table:table-cell>
          <table:table-cell table:formula="of:=100*[.B51]/[.F51]" office:value-type="float" office:value="71.437125748503" calcext:value-type="float">
            <text:p>71.437125748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KAZE – AKAZE</text:p>
          </table:table-cell>
          <table:table-cell table:style-name="ce5" office:value-type="float" office:value="124.7" calcext:value-type="float">
            <text:p>124.7</text:p>
          </table:table-cell>
          <table:table-cell table:style-name="ce5"/>
          <table:table-cell table:style-name="ce5" office:value-type="float" office:value="31.5" calcext:value-type="float">
            <text:p>31.5</text:p>
          </table:table-cell>
          <table:table-cell table:style-name="ce5" office:value-type="string" calcext:value-type="string">
            <text:p>good matches</text:p>
          </table:table-cell>
          <table:table-cell table:style-name="ce5" office:value-type="float" office:value="167" calcext:value-type="float">
            <text:p>167</text:p>
          </table:table-cell>
          <table:table-cell table:style-name="ce5" table:formula="of:=100*[.B52]/[.F52]" office:value-type="float" office:value="74.6706586826347" calcext:value-type="float">
            <text:p>74.6706586826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AKAZE- BRISK</text:p>
          </table:table-cell>
          <table:table-cell office:value-type="float" office:value="122.8" calcext:value-type="float">
            <text:p>122.8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string" calcext:value-type="string">
            <text:p>At least one bad match</text:p>
          </table:table-cell>
          <table:table-cell office:value-type="float" office:value="167" calcext:value-type="float">
            <text:p>167</text:p>
          </table:table-cell>
          <table:table-cell table:formula="of:=100*[.B53]/[.F53]" office:value-type="float" office:value="73.5329341317365" calcext:value-type="float">
            <text:p>73.532934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SIFT</text:p>
          </table:table-cell>
          <table:table-cell office:value-type="float" office:value="128.3" calcext:value-type="float">
            <text:p>128.3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54]/[.F54]" office:value-type="float" office:value="76.8263473053892" calcext:value-type="float">
            <text:p>76.82634730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FT – BRIEF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56]/[.F56]" office:value-type="float" office:value="50.7215007215007" calcext:value-type="float">
            <text:p>50.7215007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FT – ORB</text:p>
          </table:table-cell>
          <table:table-cell table:style-name="ce3" table:number-columns-repeated="3"/>
          <table:table-cell table:style-name="ce3" office:value-type="string" calcext:value-type="string">
            <text:p>Doesn’t work with ORB</text:p>
          </table:table-cell>
          <table:table-cell table:style-name="ce3" office:value-type="float" office:value="138.6" calcext:value-type="float">
            <text:p>138.6</text:p>
          </table:table-cell>
          <table:table-cell table:style-name="ce3" table:formula="of:=100*[.B57]/[.F57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IFT – FREAK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string" calcext:value-type="string">
            <text:p>good matches</text:p>
          </table:table-cell>
          <table:table-cell office:value-type="float" office:value="138.6" calcext:value-type="float">
            <text:p>138.6</text:p>
          </table:table-cell>
          <table:table-cell table:formula="of:=100*[.B58]/[.F58]" office:value-type="float" office:value="33.044733044733" calcext:value-type="float">
            <text:p>33.0447330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FT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138.6" calcext:value-type="float">
            <text:p>138.6</text:p>
          </table:table-cell>
          <table:table-cell table:style-name="ce3" table:formula="of:=100*[.B59]/[.F59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IFT – BRISK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60]/[.F60]" office:value-type="float" office:value="37.8787878787879" calcext:value-type="float">
            <text:p>37.8787878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 – SIFT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61]/[.F61]" office:value-type="float" office:value="58.2972582972583" calcext:value-type="float">
            <text:p>58.297258297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0/00/0000</text:date>, <text:time style:data-style-name="N2" text:time-value="14:23:11.109292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0:52:36.422699975</meta:creation-date>
    <dc:date>2020-01-26T15:54:49.960160074</dc:date>
    <meta:editing-duration>PT3H46M49S</meta:editing-duration>
    <meta:editing-cycles>95</meta:editing-cycles>
    <meta:generator>LibreOffice/5.1.6.2$Linux_X86_64 LibreOffice_project/10m0$Build-2</meta:generator>
    <meta:document-statistic meta:table-count="1" meta:cell-count="283" meta:object-count="0"/>
  </office:meta>
</office:document-meta>
</file>